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71in" fo:margin-left="0in" table:align="left" style:shadow="none" style:writing-mode="lr-tb"/>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fo:keep-together="always"/>
    </style:style>
    <style:style style:name="Table2.A1" style:family="table-cell">
      <style:table-cell-properties fo:background-color="transparent"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officeooo:paragraph-rsid="001d6d97"/>
    </style:style>
    <style:style style:name="P16" style:family="paragraph" style:parent-style-name="Standard">
      <style:text-properties officeooo:rsid="001f2b73" officeooo:paragraph-rsid="001f2b73"/>
    </style:style>
    <style:style style:name="P17" style:family="paragraph" style:parent-style-name="Standard" style:list-style-name="L19">
      <style:text-properties officeooo:rsid="001f2b73" officeooo:paragraph-rsid="001f2b73"/>
    </style:style>
    <style:style style:name="P18" style:family="paragraph" style:parent-style-name="Standard">
      <style:text-properties officeooo:paragraph-rsid="001f30b6"/>
    </style:style>
    <style:style style:name="P19" style:family="paragraph" style:parent-style-name="Standard">
      <style:text-properties officeooo:rsid="0020427a" officeooo:paragraph-rsid="0020427a"/>
    </style:style>
    <style:style style:name="P20" style:family="paragraph" style:parent-style-name="Standard">
      <style:text-properties officeooo:rsid="0020b16a" officeooo:paragraph-rsid="0020b16a"/>
    </style:style>
    <style:style style:name="P21" style:family="paragraph" style:parent-style-name="Standard">
      <style:text-properties officeooo:paragraph-rsid="00225598"/>
    </style:style>
    <style:style style:name="P22" style:family="paragraph" style:parent-style-name="Standard">
      <style:text-properties officeooo:rsid="0022798e" officeooo:paragraph-rsid="0022798e"/>
    </style:style>
    <style:style style:name="P23" style:family="paragraph" style:parent-style-name="Standard">
      <style:text-properties officeooo:rsid="0022798e" officeooo:paragraph-rsid="00230712"/>
    </style:style>
    <style:style style:name="P24" style:family="paragraph" style:parent-style-name="Standard">
      <style:text-properties officeooo:rsid="0022798e" officeooo:paragraph-rsid="0023e9af"/>
    </style:style>
    <style:style style:name="P25" style:family="paragraph" style:parent-style-name="Standard">
      <style:text-properties officeooo:rsid="0022798e" officeooo:paragraph-rsid="00260e30"/>
    </style:style>
    <style:style style:name="P26" style:family="paragraph" style:parent-style-name="Standard">
      <style:text-properties officeooo:rsid="0022798e" officeooo:paragraph-rsid="00265e4e"/>
    </style:style>
    <style:style style:name="P27" style:family="paragraph" style:parent-style-name="Standard">
      <style:text-properties officeooo:paragraph-rsid="00251f40"/>
    </style:style>
    <style:style style:name="P28" style:family="paragraph" style:parent-style-name="Standard">
      <style:text-properties officeooo:rsid="00288362" officeooo:paragraph-rsid="00288362"/>
    </style:style>
    <style:style style:name="P29" style:family="paragraph" style:parent-style-name="Standard">
      <style:text-properties officeooo:paragraph-rsid="00296010"/>
    </style:style>
    <style:style style:name="P30" style:family="paragraph" style:parent-style-name="Standard">
      <style:paragraph-properties fo:margin-left="0in" fo:margin-right="0in" fo:text-indent="0in" style:auto-text-indent="false"/>
      <style:text-properties officeooo:rsid="0020427a" officeooo:paragraph-rsid="0020427a"/>
    </style:style>
    <style:style style:name="P31" style:family="paragraph" style:parent-style-name="Standard">
      <style:paragraph-properties fo:margin-left="0in" fo:margin-right="0in" fo:text-indent="0in" style:auto-text-indent="false"/>
      <style:text-properties officeooo:rsid="0020427a" officeooo:paragraph-rsid="00225598"/>
    </style:style>
    <style:style style:name="P32" style:family="paragraph" style:parent-style-name="Standard" style:list-style-name="">
      <style:paragraph-properties fo:margin-left="0in" fo:margin-right="0in" fo:margin-top="0in" fo:margin-bottom="0in" style:contextual-spacing="false"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33" style:family="paragraph" style:parent-style-name="Standard">
      <style:paragraph-properties fo:margin-left="0.5in" fo:margin-right="0in" fo:text-indent="0in" style:auto-text-indent="false"/>
      <style:text-properties officeooo:rsid="0020427a" officeooo:paragraph-rsid="0020427a"/>
    </style:style>
    <style:style style:name="P34" style:family="paragraph" style:parent-style-name="Caption">
      <style:paragraph-properties fo:text-align="justify" style:justify-single-word="false"/>
      <style:text-properties officeooo:paragraph-rsid="00251f40"/>
    </style:style>
    <style:style style:name="P35" style:family="paragraph" style:parent-style-name="Caption">
      <style:paragraph-properties fo:text-align="justify" style:justify-single-word="false"/>
      <style:text-properties officeooo:paragraph-rsid="0025c567"/>
    </style:style>
    <style:style style:name="P36" style:family="paragraph" style:parent-style-name="Heading_20_2">
      <style:text-properties officeooo:paragraph-rsid="001bfdc9"/>
    </style:style>
    <style:style style:name="P37" style:family="paragraph" style:parent-style-name="Heading_20_1" style:list-style-name="">
      <style:paragraph-properties fo:orphans="2" fo:widows="2"/>
    </style:style>
    <style:style style:name="P38" style:family="paragraph" style:parent-style-name="Heading_20_1" style:master-page-name="First_20_Page">
      <style:paragraph-properties style:page-number="auto"/>
    </style:style>
    <style:style style:name="P39" style:family="paragraph" style:parent-style-name="Heading_20_1">
      <style:paragraph-properties fo:break-before="page"/>
    </style:style>
    <style:style style:name="P40" style:family="paragraph" style:parent-style-name="Heading_20_3">
      <style:text-properties officeooo:rsid="001bfdc9" officeooo:paragraph-rsid="001bfdc9"/>
    </style:style>
    <style:style style:name="P41" style:family="paragraph" style:parent-style-name="Heading_20_3">
      <style:text-properties officeooo:rsid="0020427a" officeooo:paragraph-rsid="0020427a"/>
    </style:style>
    <style:style style:name="P42" style:family="paragraph" style:parent-style-name="Heading_20_3">
      <style:text-properties officeooo:rsid="00230712" officeooo:paragraph-rsid="00230712"/>
    </style:style>
    <style:style style:name="P43" style:family="paragraph" style:parent-style-name="Heading_20_3">
      <style:text-properties officeooo:rsid="0023e9af" officeooo:paragraph-rsid="0023e9af"/>
    </style:style>
    <style:style style:name="P44" style:family="paragraph" style:parent-style-name="Heading_20_3">
      <style:text-properties officeooo:rsid="00260e30" officeooo:paragraph-rsid="00260e30"/>
    </style:style>
    <style:style style:name="P45" style:family="paragraph" style:parent-style-name="Heading_20_3">
      <style:text-properties officeooo:rsid="00265e4e" officeooo:paragraph-rsid="00265e4e"/>
    </style:style>
    <style:style style:name="P46" style:family="paragraph" style:parent-style-name="Footer">
      <style:paragraph-properties>
        <style:tab-stops>
          <style:tab-stop style:position="3in" style:type="center"/>
          <style:tab-stop style:position="6.5in" style:type="right"/>
        </style:tab-stops>
      </style:paragraph-properties>
    </style:style>
    <style:style style:name="P47"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48" style:family="paragraph" style:parent-style-name="Table_20_Contents">
      <style:paragraph-properties fo:text-align="start" style:justify-single-word="false"/>
      <style:text-properties officeooo:rsid="0015288e" officeooo:paragraph-rsid="0015288e"/>
    </style:style>
    <style:style style:name="P49" style:family="paragraph" style:parent-style-name="Table_20_Contents">
      <style:paragraph-properties fo:text-align="center" style:justify-single-word="false"/>
      <style:text-properties fo:font-weight="bold" officeooo:rsid="0015288e" officeooo:paragraph-rsid="0015288e" style:font-weight-asian="bold" style:font-weight-complex="bold"/>
    </style:style>
    <style:style style:name="P50" style:family="paragraph" style:parent-style-name="Table_20_Contents">
      <style:paragraph-properties fo:text-align="start" style:justify-single-word="false"/>
      <style:text-properties fo:font-weight="bold" officeooo:rsid="0015288e" officeooo:paragraph-rsid="0015288e" style:font-weight-asian="bold" style:font-weight-complex="bold"/>
    </style:style>
    <style:style style:name="P51" style:family="paragraph" style:parent-style-name="Table_20_Contents">
      <style:paragraph-properties fo:text-align="center" style:justify-single-word="false"/>
      <style:text-properties fo:font-weight="bold" officeooo:rsid="0017f504" officeooo:paragraph-rsid="0017f504" style:font-weight-asian="bold" style:font-weight-complex="bold"/>
    </style:style>
    <style:style style:name="P52" style:family="paragraph" style:parent-style-name="Table_20_Contents">
      <style:paragraph-properties fo:text-align="start" style:justify-single-word="false"/>
      <style:text-properties officeooo:rsid="0016f8e1" officeooo:paragraph-rsid="0016f8e1"/>
    </style:style>
    <style:style style:name="P53" style:family="paragraph" style:parent-style-name="Table_20_Contents">
      <style:paragraph-properties fo:text-align="center" style:justify-single-word="false"/>
      <style:text-properties fo:font-weight="normal" officeooo:rsid="0017f504" officeooo:paragraph-rsid="0017f504" style:font-weight-asian="normal" style:font-weight-complex="normal"/>
    </style:style>
    <style:style style:name="P54" style:family="paragraph" style:parent-style-name="Table_20_Contents">
      <style:paragraph-properties fo:margin-left="0in" fo:margin-right="0in" fo:text-align="start" style:justify-single-word="false" fo:text-indent="0in" style:auto-text-indent="false"/>
      <style:text-properties fo:font-weight="bold" officeooo:rsid="0016f8e1" officeooo:paragraph-rsid="0016f8e1" style:font-weight-asian="bold" style:font-weight-complex="bold"/>
    </style:style>
    <style:style style:name="P55" style:family="paragraph" style:parent-style-name="Contents_20_2">
      <style:paragraph-properties>
        <style:tab-stops>
          <style:tab-stop style:position="6.9252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agraph-properties style:writing-mode="lr-tb"/>
    </style:style>
    <style:style style:name="P6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officeooo:rsid="000d6c41"/>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8" style:family="text">
      <style:text-properties style:text-position="33% 80%"/>
    </style:style>
    <style:style style:name="T9" style:family="text">
      <style:text-properties style:text-underline-style="solid" style:text-underline-width="auto" style:text-underline-color="font-color"/>
    </style:style>
    <style:style style:name="T10" style:family="text">
      <style:text-properties officeooo:rsid="0016f8e1"/>
    </style:style>
    <style:style style:name="T11" style:family="text">
      <style:text-properties officeooo:rsid="0017cfc0"/>
    </style:style>
    <style:style style:name="T12" style:family="text">
      <style:text-properties officeooo:rsid="0018bd11"/>
    </style:style>
    <style:style style:name="T13" style:family="text">
      <style:text-properties officeooo:rsid="001bfdc9"/>
    </style:style>
    <style:style style:name="T14" style:family="text">
      <style:text-properties officeooo:rsid="001d6d97"/>
    </style:style>
    <style:style style:name="T15" style:family="text">
      <style:text-properties officeooo:rsid="001ed187"/>
    </style:style>
    <style:style style:name="T16" style:family="text">
      <style:text-properties officeooo:rsid="001f30b6"/>
    </style:style>
    <style:style style:name="T17" style:family="text">
      <style:text-properties officeooo:rsid="0020427a"/>
    </style:style>
    <style:style style:name="T18" style:family="text">
      <style:text-properties officeooo:rsid="0020b16a"/>
    </style:style>
    <style:style style:name="T19" style:family="text">
      <style:text-properties officeooo:rsid="00225598"/>
    </style:style>
    <style:style style:name="T20" style:family="text">
      <style:text-properties officeooo:rsid="0022798e"/>
    </style:style>
    <style:style style:name="T21" style:family="text">
      <style:text-properties officeooo:rsid="0023e9af"/>
    </style:style>
    <style:style style:name="T22" style:family="text">
      <style:text-properties officeooo:rsid="0025c567"/>
    </style:style>
    <style:style style:name="T23" style:family="text">
      <style:text-properties officeooo:rsid="002703cb"/>
    </style:style>
    <style:style style:name="T24" style:family="text">
      <style:text-properties officeooo:rsid="00283219"/>
    </style:style>
    <style:style style:name="T25" style:family="text">
      <style:text-properties officeooo:rsid="00296010"/>
    </style:style>
    <style:style style:name="T2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Introduction</text:h>
      <text:p text:style-name="Standard">This Technical Note provides background for the association Memory Configuration Standard.</text:p>
      <text:p text:style-name="Standard">The protocol is called “<text:span text:style-name="T24">M</text:span>emory <text:span text:style-name="T24">Configuration</text:span>” because it makes the configuration information in the node look like it's stored in linear memory spaces. <text:s/></text:p>
      <text:list xml:id="list4955496671306296592" text:style-name="L3">
        <text:list-item>
          <text:p text:style-name="P7">Don't assume that the information actually has to be stored t<text:span text:style-name="T23">he same</text:span> way, <text:span text:style-name="T23">it is accessed through this protocol,</text:span> as linear memory. <text:s/>The node can remap the information that's being read or written into whatever internal organization it needs.</text:p>
        </text:list-item>
        <text:list-item>
          <text:p text:style-name="P7">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7">Don't assume that this is only used for <text:span text:style-name="T9">persistent</text:span> configuration information. <text:s/>The protocol is already being used for e.g. retrieving the CDI, and for providing a simple debug capability that allows program<text:span text:style-name="T23">m</text:span>ers <text:span text:style-name="T23">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For more information on format and presentation, see: </text:p>
      <text:list xml:id="list8916102599295968486" text:style-name="L4">
        <text:list-item>
          <text:p text:style-name="P8">OpenLCB Common Information Technical Note</text:p>
        </text:list-item>
      </text:list>
      <text:h text:style-name="P36" text:outline-level="2"><text:span text:style-name="T13">Message Formats</text:span></text:h>
      <text:p text:style-name="Standard">This section is about helping implementors see how to decode the message format. It's not normative.</text:p>
      <text:p text:style-name="Standard">Configuration messages use a specific datagram format consisting of the datagram type byte, followed by a single byte combining the operation “Command Type” field and flags. This is then followed by data in an operation-specific format. </text:p>
      <table:table table:name="Table3" table:style-name="Table3">
        <table:table-column table:style-name="Table3.A" table:number-columns-repeated="5"/>
        <text:soft-page-break/>
        <table:table-row>
          <table:table-cell table:style-name="Table3.A1" office:value-type="string">
            <text:p text:style-name="P51">Byte 0</text:p>
          </table:table-cell>
          <table:table-cell table:style-name="Table3.A1" office:value-type="string">
            <text:p text:style-name="P51">Byte 1</text:p>
          </table:table-cell>
          <table:table-cell table:style-name="Table3.A1" office:value-type="string">
            <text:p text:style-name="P51">Byte 2-5</text:p>
          </table:table-cell>
          <table:table-cell table:style-name="Table3.A1" office:value-type="string">
            <text:p text:style-name="P51">Byte 6 (Optional)</text:p>
          </table:table-cell>
          <table:table-cell table:style-name="Table3.E1" office:value-type="string">
            <text:p text:style-name="P51">Remaining Bytes</text:p>
          </table:table-cell>
        </table:table-row>
        <table:table-row>
          <table:table-cell table:style-name="Table3.A2" office:value-type="string">
            <text:p text:style-name="P53">Datagram Type</text:p>
          </table:table-cell>
          <table:table-cell table:style-name="Table3.A2" office:value-type="string">
            <text:p text:style-name="P53">Command Type</text:p>
          </table:table-cell>
          <table:table-cell table:style-name="Table3.A2" office:value-type="string">
            <text:p text:style-name="P53">Starting Address</text:p>
          </table:table-cell>
          <table:table-cell table:style-name="Table3.A2" office:value-type="string">
            <text:p text:style-name="P53">Address Space</text:p>
          </table:table-cell>
          <table:table-cell table:style-name="Table3.E2" office:value-type="string">
            <text:p text:style-name="P53">Command Specific</text:p>
          </table:table-cell>
        </table:table-row>
      </table:table>
      <text:p text:style-name="Standard"/>
      <text:p text:style-name="Standard">Byte 1 has a number of decodable field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49">Byte 1 <text:span text:style-name="T12">(Command Type)</text:span></text:p>
            </table:table-cell>
            <table:covered-table-cell/>
          </table:table-row>
        </table:table-header-rows>
        <table:table-row table:style-name="Table2.1">
          <table:table-cell table:style-name="Table2.A2" office:value-type="string">
            <text:p text:style-name="P50">Bits 7..6 – <text:span text:style-name="T10">Command Type</text:span></text:p>
          </table:table-cell>
          <table:table-cell table:style-name="Table2.B2" office:value-type="string">
            <text:p text:style-name="P48">0b00 – Write operations</text:p>
            <text:p text:style-name="P48">0b01 – Read operations</text:p>
            <text:p text:style-name="P48">0b10 – Control operations</text:p>
            <text:p text:style-name="P48">0b11 – Not used / reserved</text:p>
          </table:table-cell>
        </table:table-row>
        <table:table-row table:style-name="Table2.1">
          <table:table-cell table:style-name="Table2.A6" office:value-type="string">
            <text:p text:style-name="P50">Bit 5 – <text:span text:style-name="T10">Stream/Datagram</text:span></text:p>
          </table:table-cell>
          <table:table-cell table:style-name="Table2.B3" office:value-type="string">
            <text:p text:style-name="P48">0b0 – Use Datagrams</text:p>
            <text:p text:style-name="P48">0b1 – Use Streams</text:p>
          </table:table-cell>
        </table:table-row>
        <table:table-row table:style-name="Table2.1">
          <table:table-cell table:style-name="Table2.A6" office:value-type="string">
            <text:p text:style-name="P50">Bit 4 – <text:span text:style-name="T10">Command/Reply</text:span></text:p>
          </table:table-cell>
          <table:table-cell table:style-name="Table2.B4" office:value-type="string">
            <text:p text:style-name="P48">0b0 – Command</text:p>
            <text:p text:style-name="P48">0b1 – Reply</text:p>
          </table:table-cell>
        </table:table-row>
        <table:table-row table:style-name="Table2.1">
          <table:table-cell table:style-name="Table2.A6" office:value-type="string">
            <text:p text:style-name="P50">Bit 3 – <text:span text:style-name="T10">(Command) Under Mask</text:span></text:p>
            <text:p text:style-name="P54">Bit 3 – (Reply) Fail/OK</text:p>
          </table:table-cell>
          <table:table-cell table:style-name="Table2.B5" office:value-type="string">
            <text:p text:style-name="P48">0b0 – Not under mask</text:p>
            <text:p text:style-name="P48">0b1 – Under mask</text:p>
            <text:p text:style-name="P52">0b0 – Okay</text:p>
            <text:p text:style-name="P52">0b1 - Fail</text:p>
          </table:table-cell>
        </table:table-row>
        <table:table-row table:style-name="Table2.1">
          <table:table-cell table:style-name="Table2.A6" office:value-type="string">
            <text:p text:style-name="P50">Bit 2 – <text:span text:style-name="T10">Reserved</text:span></text:p>
          </table:table-cell>
          <table:table-cell table:style-name="Table2.B6" office:value-type="string">
            <text:p text:style-name="P48">0b0 – send as zero, check on receipt</text:p>
          </table:table-cell>
        </table:table-row>
        <table:table-row table:style-name="Table2.1">
          <table:table-cell table:style-name="Table2.A7" office:value-type="string">
            <text:p text:style-name="P50">Bits 1..0 – <text:span text:style-name="T11">Address Space</text:span></text:p>
          </table:table-cell>
          <table:table-cell table:style-name="Table2.B7" office:value-type="string">
            <text:p text:style-name="P48">0b00 – Address space in byte 6</text:p>
            <text:p text:style-name="P48">0b01 – Address space 0xFD</text:p>
            <text:p text:style-name="P48">0b10 – Address space 0xFE</text:p>
            <text:p text:style-name="P48">0b10 – Address space 0xFF</text:p>
          </table:table-cell>
        </table:table-row>
      </table:table>
      <text:p text:style-name="Standard"/>
      <text:h text:style-name="Heading_20_3" text:outline-level="3">Address Space Size</text:h>
      <text:p text:style-name="P15">The four-byte address allows directly addressing 4GB of data. The use of address spaces (see <text:bookmark-ref text:reference-format="chapter" text:ref-name="__RefHeading__16402_548527705">2.4.2</text:bookmark-ref> <text:bookmark-ref text:reference-format="text" text:ref-name="__RefHeading__16402_548527705">Address Space Selection</text:bookmark-ref>) allows direct access to 1TB <text:span text:style-name="T15">of data</text:span>.</text:p>
      <text:p text:style-name="P15">The large address range removes the need for address 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15">Although a 32-bit address space is large enough to cover combined uses of memory, it can be more convenient to consider separate address spaces in the node. <text:s/>This can also be considered to be a top digit in a global address space, <text:span text:style-name="T14">if desired</text:span>, but note that the separate address spaces may cover the same memory objects, e.g. “all memory” and “Event ID configuration” spaces may reference the same <text:span text:style-name="T14">physical (or virtual) location in </text:span>memory.</text:p>
      <text:h text:style-name="P40" text:outline-level="3"><text:span text:style-name="T17">Generic </text:span>Error Handling</text:h>
      <text:p text:style-name="P16">An unknown command in byte 1 may result from a command that is not defined by the standard, but it may also result from a command the that standard defines, which the node being accessed does not support. <text:s/>The error code to send is not specified, however, the recommended error code to be sent in the OpenLCB Datagram Transport Datagram Rejected message is any one of the following:</text:p>
      <text:p text:style-name="P16"><text:tab/>Permanent Error<text:span text:style-name="T16">s from the OpenLCB Message Network Standard:</text:span></text:p>
      <text:list xml:id="list6364431630291677646" text:style-name="L19">
        <text:list-item>
          <text:p text:style-name="P17">0x1000 – Permanent error, not further specified</text:p>
        </text:list-item>
        <text:list-item>
          <text:p text:style-name="P17">0x1040 – Not implemented, not further specified.</text:p>
        </text:list-item>
        <text:list-item>
          <text:p text:style-name="P17">0x1050 – Not implemented, subcommand is unknown</text:p>
        </text:list-item>
        <text:list-item>
          <text:p text:style-name="P17">0x1060 – Not implemented, Datagram-type, Stream-type, or command is unknwon</text:p>
        </text:list-item>
        <text:list-item>
          <text:p text:style-name="P17">0x1070 – Not implemented, unknown MTI, or Transport protocol (datagrams/streams) is not supported</text:p>
        </text:list-item>
      </text:list>
      <text:p text:style-name="P18"><text:span text:style-name="T16">It is possible that OpenLCB Datagram Transport is not supported by the node, and by extension OpenLCB Memory Configuration. <text:s/>If this is the case, the likely result is an OpenLCB Optional Interaction Rejected message as defined in the OpenLCB Message Network Standard with one of the permanent error codes listed above.</text:span></text:p>
      <text:p text:style-name="P19">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41" text:outline-level="3">Read Command</text:h>
      <text:p text:style-name="P19">This is a request to read an address space. <text:s/>If the address space does not exist, a Datagram Rejected message may be sent with a permanent error. <text:s/>The likely error code would be:</text:p>
      <text:p text:style-name="P33">0x1080 – Invalid arguments. <text:s/>Some of the values sent in the <text:span text:style-name="T6">message</text:span> fall outside of the expected range, or do not match the expectations of the receiving node.</text:p>
      <text:p text:style-name="P30">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31"><text:s/><text:span text:style-name="T18">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41" text:outline-level="3"><text:soft-page-break/>Read Reply</text:h>
      <text:p text:style-name="P19">This message is sent in response to a Read Command <text:span text:style-name="T18">which was previously responded to with a corresponding Datagram OK message having had the Reply Pending bit set. <text:s/>If the Read Command was previosuly responded to with a corresponding Datagram Rejected message, no Read Reply message is required or expected.</text:span></text:p>
      <text:p text:style-name="P20">A Read Reply is not considered to be in error unless it responds with zero bytes of data. <text:s/>In this case, a failure should be indicated with a<text:span text:style-name="T19">n appropriate error code as defined by the OpenLCB Memory Configuration Standard and/or the OpenLCB Message Network Standard.</text:span></text:p>
      <text:p text:style-name="P21">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626in" svg:y="0in" svg:width="5.5047in" svg:height="6.6972in" draw:z-index="15"><draw:image xlink:href="../mscgen/MemConfReadOK.png" xlink:type="simple" xlink:show="embed" xlink:actuate="onLoad"/></draw:frame><text:soft-page-break/></text:p>
      <text:h text:style-name="Heading_20_3" text:outline-level="3"><text:span text:style-name="T20">Read Stream Command</text:span></text:h>
      <text:p text:style-name="P22">Stream support within the OpenLCB Memory Configuration Protocol is considered experimental. <text:s/>A version of this Technical Note and corresponding Standard containing updated information on the usage of streams will likely be adopted at a future time.</text:p>
      <text:h text:style-name="P42" text:outline-level="3">Read Stream Reply</text:h>
      <text:p text:style-name="P23">Stream support within the OpenLCB Memory Configuration Protocol is considered experimental. <text:s/>A version of this Technical Note and corresponding Standard containing updated information on the usage of streams will likely be adopted at a future time.</text:p>
      <text:h text:style-name="P43" text:outline-level="3"><text:soft-page-break/>Write Command</text:h>
      <text:p text:style-name="P27">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34"><draw:frame draw:style-name="fr2" draw:name="graphics3" text:anchor-type="paragraph" svg:x="0.7417in" svg:y="0.0783in" svg:width="5.5047in" svg:height="3.7618in" draw:z-index="13"><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1">rite Reply</text:span></text:h>
      <text:p text:style-name="P27">For the less-common case of writes that might fail and/or take a long time, the <text:span text:style-name="T22">Datagram OK </text:span>reply to the Write datagram can <text:span text:style-name="T22">have the Reply Pending bit set\</text:span>, followed by a Write Reply when the operation is done. <text:s/>That Write Reply, in turn, <text:span text:style-name="T6">informs the </text:span><text:span text:style-name="T7">requester</text:span><text:span text:style-name="T6"> when the operation was complete, and whether it completed OK.</text:span></text:p>
      <text:p text:style-name="P35"><draw:frame draw:style-name="fr3" draw:name="graphics4" text:anchor-type="paragraph" svg:y="0.05in" svg:width="5.5047in" svg:height="6.6972in" draw:z-index="14"><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43" text:outline-level="3">Write Under Mask Command</text:h>
      <text:p text:style-name="P28">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28">The primary use for this is to set/clear individual bits within a larger addressable type such as a byte, or multi-byte word.</text:p>
      <text:h text:style-name="P44" text:outline-level="3"><text:soft-page-break/>Write Stream Command</text:h>
      <text:p text:style-name="P25">Stream support within the OpenLCB Memory Configuration Protocol is considered experimental. <text:s/>A version of this Technical Note and corresponding Standard containing updated information on the usage of streams will likely be adopted at a future time.</text:p>
      <text:h text:style-name="P45" text:outline-level="3">Write Stream Reply</text:h>
      <text:p text:style-name="P26">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1" text:outline-level="1">General</text:h>
      <text:h text:style-name="Heading_20_2" text:outline-level="2">Environment of Protocol</text:h>
      <text:h text:style-name="Heading_20_3" text:outline-level="3">Requirements</text:h>
      <text:list xml:id="list4423229150048753428" text:style-name="L6">
        <text:list-item>
          <text:p text:style-name="P9">Nodes must carry enough context that a stand-alone configuration tool can provide a useful human interface without getting any data from an external source, e.g. needing an Internet download to handle a new node type.</text:p>
        </text:list-item>
        <text:list-item>
          <text:p text:style-name="P9">It must be possible to configure a node entirely over the OpenLCB, without physical interactions, e.g. pushing buttons. This configuration must be compatible with local configuration, including e.g. the Blue/Gold method.</text:p>
        </text:list-item>
        <text:list-item>
          <text:p text:style-name="P9">It must be possible to configure one or more nodes while the rest of the OpenLCB is operating normally.</text:p>
        </text:list-item>
        <text:list-item>
          <text:p text:style-name="P9">It must be possible to read, store, and reload the configuration of a node.</text:p>
        </text:list-item>
      </text:list>
      <text:h text:style-name="Heading_20_3" text:outline-level="3">Preferences</text:h>
      <text:list xml:id="list284004767621203597" text:style-name="L7">
        <text:list-item>
          <text:p text:style-name="P10">Small nodes shouldn't need a lot of processing power, e.g. to compress or decompress data in real time. Memory usage should also be limited, but is a second priority.</text:p>
        </text:list-item>
        <text:list-item>
          <text:p text:style-name="P10">Configuration operations should be state-less and idempotent to simplify software at both ends.</text:p>
        </text:list-item>
        <text:list-item>
          <text:p text:style-name="P10">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10">For efficiency, atomic reads or writes of small amounts of data should fit into a single-frame CAN datagram. Single-bit writes also add efficiency. </text:p>
        </text:list-item>
        <text:list-item>
          <text:p text:style-name="P10">Multiple address spaces make it easier to handle multiple types of data.</text:p>
        </text:list-item>
        <text:list-item>
          <text:p text:style-name="P10">For large transfers, it's desirable to be able to use streams. Not all nodes support them, though, so it must be possible to <text:span text:style-name="T25">I</text:span>nquire about capabilities.</text:p>
        </text:list-item>
        <text:list-item>
          <text:p text:style-name="P10">Addresses should be four bytes. Two address bytes is a failure of imagination.</text:p>
        </text:list-item>
      </text:list>
      <text:h text:style-name="Heading_20_3" text:outline-level="3"><text:soft-page-break/>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29"><text:span text:style-name="T20">Stream support within the OpenLCB Memory Configuration Protocol is considered experimental. <text:s/>A version of this Technical Note and corresponding Standard containing updated information on the usage of streams will likely be adopted at a future time.</text:span></text:p>
      <text:h text:style-name="Heading_20_4" text:outline-level="4">Large write via stream</text:h>
      <text:p text:style-name="P29"><text:span text:style-name="T20">Stream support within the OpenLCB Memory Configuration Protocol is considered experimental. <text:s/>A version of this Technical Note and corresponding Standard containing updated information on the usage of streams will likely be adopted at a future time.</text:span></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list xml:id="list4651262361712828131" text:style-name="L10">
        <text:list-item>
          <text:p text:style-name="P14">← Read Reply [d]</text:p>
        </text:list-item>
      </text:list>
      <text:p text:style-name="Standard">datagram reply →</text:p>
      <text:p text:style-name="Standard"><text:soft-page-break/>Note that the 2<text:span text:style-name="T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text:span text:style-name="T25">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ext:soft-page-break/>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P37" text:outline-level="1"/>
      <text:h text:style-name="P39"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6"><text:s/>1 Introduction<text:tab/>1</text:p>
          <text:p text:style-name="P56"><text:s/>2 Annotations to the Standard<text:tab/>1</text:p>
          <text:p text:style-name="P55"><text:s/>2.1 Introduction<text:tab/>1</text:p>
          <text:p text:style-name="P55"><text:s/>2.2 Intended Use<text:tab/>1</text:p>
          <text:p text:style-name="P55"><text:s/>2.3 Reference and Context<text:tab/>1</text:p>
          <text:p text:style-name="P55"><text:s/>2.4 Message Formats<text:tab/>1</text:p>
          <text:p text:style-name="P57"><text:s/>2.4.1 Address Space Size<text:tab/>2</text:p>
          <text:p text:style-name="P57"><text:s/>2.4.2 Address Space Selection<text:tab/>3</text:p>
          <text:p text:style-name="P57"><text:s/>2.4.3 Generic Error Handling<text:tab/>3</text:p>
          <text:p text:style-name="P57"><text:s/>2.4.4 Read Command<text:tab/>3</text:p>
          <text:p text:style-name="P57"><text:s/>2.4.5 Read Reply<text:tab/>4</text:p>
          <text:p text:style-name="P57"><text:s/>2.4.6 Read Stream Command<text:tab/>5</text:p>
          <text:p text:style-name="P57"><text:s/>2.4.7 Read Stream Reply<text:tab/>5</text:p>
          <text:p text:style-name="P57"><text:s/>2.4.8 Write Command<text:tab/>6</text:p>
          <text:p text:style-name="P57"><text:s/>2.4.9 Write Reply<text:tab/>6</text:p>
          <text:p text:style-name="P57"><text:s/>2.4.10 Write Under Mask Command<text:tab/>7</text:p>
          <text:p text:style-name="P57"><text:s/>2.4.11 Write Stream Command<text:tab/>8</text:p>
          <text:p text:style-name="P57"><text:s/>2.4.12 Write Stream Reply<text:tab/>8</text:p>
          <text:p text:style-name="P56"><text:s/>3 General<text:tab/>8</text:p>
          <text:p text:style-name="P55"><text:s/>3.1 Environment of Protocol<text:tab/>8</text:p>
          <text:p text:style-name="P57"><text:s/>3.1.1 Requirements<text:tab/>8</text:p>
          <text:p text:style-name="P57"><text:s/>3.1.2 Preferences<text:tab/>8</text:p>
          <text:p text:style-name="P57"><text:s/>3.1.3 Design Points<text:tab/>9</text:p>
          <text:p text:style-name="P58"><text:s/>3.1.3.1 Large read via stream<text:tab/>9</text:p>
          <text:p text:style-name="P58"><text:s/>3.1.3.2 Large write via stream<text:tab/>9</text:p>
          <text:p text:style-name="P58"><text:s/>3.1.3.3 Performance Note<text:tab/>9</text:p>
          <text:p text:style-name="P57"><text:s/>3.1.4 Delays Due to Non-Volatile Memory<text:tab/>10</text:p>
          <text:p text:style-name="P57"><text:s/>3.1.5 Large Volume Operations<text:tab/>11</text:p>
        </text:index-body>
      </text:table-of-conten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0094c" style:font-size-asian="8pt" style:font-size-complex="8pt"/>
    </style:style>
    <style:style style:name="MT4" style:family="text">
      <style:text-properties officeooo:rsid="000d6c4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Configuration Technical Note</text:p>
      </style:header>
      <style:footer>
        <text:p text:style-name="MP4"><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75" text:date-value="2015-02-15T22:46:50.528329946">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Configur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5T22:46:50.534740216">Feb 15, 2015</text:date></text:p>
            </table:table-cell>
            <table:table-cell table:style-name="Table1.C1" office:value-type="string">
              <text:p text:style-name="MP8">I<text:span text:style-name="MT4">n Review</text:span></text:p>
            </table:table-cell>
          </table:table-row>
        </table:table>
        <text:p text:style-name="Header"/>
      </style:header>
      <style:footer>
        <text:p text:style-name="MP9"><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2</text:page-count></text:span></text:span><text:span text:style-name="Page_20_Number"><text:span text:style-name="MT6"> - </text:span></text:span><text:span text:style-name="Page_20_Number"><text:span text:style-name="MT2"><text:date style:data-style-name="N75" text:date-value="2015-02-15T22:46:50.536785819">Feb 15,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53</meta:editing-cycles>
    <meta:editing-duration>P1DT6H9M34S</meta:editing-duration>
    <meta:generator>LibreOffice/4.2.7.2$Linux_X86_64 LibreOffice_project/420m0$Build-2</meta:generator>
    <dc:date>2015-02-15T22:46:50.454219419</dc:date>
    <dc:creator>Stuart Baker</dc:creator>
    <meta:document-statistic meta:table-count="3" meta:image-count="4" meta:object-count="0" meta:page-count="12" meta:paragraph-count="191" meta:word-count="2853" meta:character-count="17440" meta:non-whitespace-character-count="14670"/>
    <meta:user-defined meta:name="Info 1"/>
    <meta:user-defined meta:name="Info 2"/>
    <meta:user-defined meta:name="Info 3"/>
    <meta:user-defined meta:name="Info 4"/>
  </office:meta>
</office:document-meta>
</file>